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6" style:family="table-row">
      <style:table-row-properties style:min-row-height="1.63cm"/>
    </style:style>
    <style:style style:name="Tabelle2" style:family="table">
      <style:table-properties style:width="17.013cm" fo:margin-left="0cm" fo:margin-right="-0.012cm" table:align="margins"/>
    </style:style>
    <style:style style:name="Tabelle2.A" style:family="table-column">
      <style:table-column-properties style:column-width="3.281cm" style:rel-column-width="12638*"/>
    </style:style>
    <style:style style:name="Tabelle2.B" style:family="table-column">
      <style:table-column-properties style:column-width="13.732cm" style:rel-column-width="52897*"/>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cccccc"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8" style:family="table-cell" style:data-style-name="N37">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text-properties style:font-name="Arial"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Footnote">
      <style:paragraph-properties fo:margin-left="0cm" fo:margin-right="0cm" fo:text-align="start" style:justify-single-word="false" fo:text-indent="0cm" style:auto-text-indent="false" style:text-autospace="none"/>
      <style:text-properties style:font-name="Verdana" fo:font-size="8pt" style:font-name-asian="Verdana" style:font-size-asian="8pt" style:font-name-complex="Verdana" style:font-size-complex="8pt"/>
    </style:style>
    <style:style style:name="P6"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text-properties fo:color="#000000" style:font-name="Arial" fo:font-weight="bold" fo:background-color="#cccccc" style:font-weight-asian="bold" style:font-weight-complex="bold"/>
    </style:style>
    <style:style style:name="P14" style:family="paragraph" style:parent-style-name="Table_20_Contents">
      <style:text-properties fo:color="#000000" style:font-name="Arial" fo:background-color="#cccccc"/>
    </style:style>
    <style:style style:name="P15" style:family="paragraph" style:parent-style-name="Standard_7e_LT_7e_Gliederung_20_1">
      <style:text-properties style:font-name="Arial"/>
    </style:style>
    <style:style style:name="P16" style:family="paragraph" style:parent-style-name="Standard_7e_LT_7e_Gliederung_20_1">
      <style:text-properties style:font-name="Arial" fo:font-size="12pt" style:font-size-asian="12pt" style:font-size-complex="12pt"/>
    </style:style>
    <style:style style:name="P17" style:family="paragraph" style:parent-style-name="Standard_7e_LT_7e_Gliederung_20_1">
      <style:text-properties style:use-window-font-color="true"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8" style:family="paragraph" style:parent-style-name="Standard_7e_LT_7e_Untertitel">
      <style:paragraph-properties fo:text-align="start" style:justify-single-word="false"/>
      <style:text-properties style:font-name="Arial" fo:font-size="12pt" style:font-size-asian="12pt" style:font-size-complex="12pt"/>
    </style:style>
    <style:style style:name="P19" style:family="paragraph" style:parent-style-name="Standard_7e_LT_7e_Untertitel">
      <style:paragraph-properties fo:text-align="start" style:justify-single-word="false"/>
      <style:text-properties style:use-window-font-color="true"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0" style:family="paragraph" style:parent-style-name="Heading_20_2">
      <style:text-properties style:font-name="Arial" fo:font-weight="normal" style:font-weight-asian="normal" style:font-weight-complex="normal"/>
    </style:style>
    <style:style style:name="P21" style:family="paragraph" style:parent-style-name="Heading_20_1">
      <style:text-properties style:font-name="Arial"/>
    </style:style>
    <style:style style:name="P22" style:family="paragraph" style:parent-style-name="Heading_20_1">
      <style:text-properties style:font-name="Arial"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fo:font-style="normal" fo:text-shadow="none" style:text-underline-style="none" fo:font-weight="normal" style:letter-kerning="true" style:font-name-asian="Arial" style:font-style-asian="normal" style:font-weight-asian="normal" style:font-name-complex="Arial" style:font-style-complex="normal" style:font-weight-complex="normal" style:text-emphasize="none" style:text-overline-style="none" style:text-overline-color="font-color"/>
    </style:style>
    <style:style style:name="T7" style:family="text">
      <style:text-properties style:use-window-font-color="true" style:text-outline="false" style:text-line-through-styl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8" style:family="text">
      <style:text-properties style:font-name="Arial" fo:font-weight="normal" style:font-weight-asian="normal" style:font-weight-complex="normal"/>
    </style:style>
    <style:style style:name="T9" style:family="text">
      <style:text-properties style:font-name="Arial" fo:font-weight="bold" style:font-weight-asian="bold" style:font-weight-complex="bold"/>
    </style:style>
    <style:style style:name="T10" style:family="text">
      <style:text-properties style:font-name-asian="Arial2" style:font-name-complex="Arial2"/>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36277392" text:id="ct336277392">
          <text:insertion>
            <office:change-info>
              <dc:creator>Unbekannter Autor</dc:creator>
              <dc:date>2016-04-05T15:59:00</dc:date>
            </office:change-info>
          </text:insertion>
        </text:changed-region>
        <text:changed-region xml:id="ct336277496" text:id="ct336277496">
          <text:insertion>
            <office:change-info>
              <dc:creator>Unbekannter Autor</dc:creator>
              <dc:date>2016-04-05T15:59:00</dc:date>
            </office:change-info>
          </text:insertion>
        </text:changed-region>
        <text:changed-region xml:id="ct336279784" text:id="ct336279784">
          <text:insertion>
            <office:change-info>
              <dc:creator>Unbekannter Autor</dc:creator>
              <dc:date>2016-04-05T15:59:00</dc:date>
            </office:change-info>
          </text:insertion>
        </text:changed-region>
        <text:changed-region xml:id="ct336278536" text:id="ct336278536">
          <text:insertion>
            <office:change-info>
              <dc:creator>Unbekannter Autor</dc:creator>
              <dc:date>2016-04-05T16: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stätter-Gymnasium Nürnberg <text:tab/><text:tab/><text:tab/><text:tab/><text:tab/> <text:s text:c="3"/>Oberstufenjahrgang 2015/2016</text:p>
      <text:p text:style-name="Standard"/>
      <text:p text:style-name="Standard"/>
      <text:p text:style-name="Standard"/>
      <text:p text:style-name="Standard"/>
      <text:p text:style-name="Standard"/>
      <text:p text:style-name="Standard"/>
      <text:p text:style-name="Standard"/>
      <text:p text:style-name="Standard"/>
      <text:p text:style-name="Standard"/>
      <text:p text:style-name="P6">Exposè</text:p>
      <text:p text:style-name="P7"/>
      <text:p text:style-name="P7">im Seminar </text:p>
      <text:p text:style-name="P7">Software Entwicklung</text:p>
      <text:p text:style-name="P7"/>
      <text:p text:style-name="P7">Autor: Michael Bornemann</text:p>
      <text:p text:style-name="P7"/>
      <text:p text:style-name="P7">Jump&amp;Run Coop (Zorn&amp;Sanft)</text:p>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0">1Extreme Programming <text:tab/>2</text:p>
          <text:p text:style-name="P10">2Meine Thema<text:tab/>3</text:p>
          <text:p text:style-name="P9">2.1Allgemien Informationen <text:tab/>3</text:p>
          <text:p text:style-name="P9">2.2Verortung in der Literatur <text:tab/>4</text:p>
          <text:p text:style-name="P10">3Zeitplan <text:s text:c="3"/><text:tab/>4</text:p>
        </text:index-body>
      </text:table-of-content>
      <text:p text:style-name="P8"/>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1" text:outline-level="1"><text:soft-page-break/>Extreme Programming </text:h>
      <text:p text:style-name="P2">Exreme Programming ermöglicht die Entwicklung einer hochwertigen Software und schnelle Anpassung an sich ändernde Anforderungen<text:span text:style-name="T1"><text:note text:id="ftn1" text:note-class="footnote"><text:note-citation>1</text:note-citation><text:note-body><text:p text:style-name="P5">Hubwieser, Peter u.a.: Informatik 4, Ernst Klett Verlag, Stuttgart 2009, S.180ff</text:p></text:note-body></text:note></text:span>. Ermöglicht wird dies dadurch, dass die Zeit zwischen den Versionen so kurz wie möglich gehalten wird<text:note text:id="ftn2" text:note-class="footnote"><text:note-citation>2</text:note-citation><text:note-body><text:p text:style-name="P5">Hubwieser, Peter u.a.: Informatik 4, Ernst Klett Verlag, Stuttgart 2009, S.180ff</text:p></text:note-body></text:note>. Während der kontinuierlichen Erweiterung bzw. Verbesserung des Programms<text:note text:id="ftn3" text:note-class="footnote"><text:note-citation>3</text:note-citation><text:note-body><text:p text:style-name="P5">Hubwieser, Peter u.a.: Informatik 4, Ernst Klett Verlag, Stuttgart 2009, S.180ff</text:p></text:note-body></text:note> ist der Kunde stets Teil des Entwicklungsteams<text:note text:id="ftn4" text:note-class="footnote"><text:note-citation>4</text:note-citation><text:note-body><text:p text:style-name="P5">Hubwieser, Peter u.a.: Informatik 4, Ernst Klett Verlag, Stuttgart 2009, S.180ff</text:p></text:note-body></text:note>, wodurch eine schnelle Anpassung an die Anforderungen des Kunden gewährleistet werden kann<text:note text:id="ftn5" text:note-class="footnote"><text:note-citation>5</text:note-citation><text:note-body><text:p text:style-name="P5">Hubwieser, Peter u.a.: Informatik 4, Ernst Klett Verlag, Stuttgart 2009, S.180ff</text:p></text:note-body></text:note>. Am Anfang einer jeden Entwicklung steht ein<text:span text:style-name="T2"> Planungsbeispiel</text:span><text:span text:style-name="T3">.</text:span> Hierbei schreibt der Kunde sogenannte <text:span text:style-name="T2">Storycards</text:span><text:span text:style-name="T3">,</text:span> auf denen er für jedes Feature des Programms ein kleines Testszenario schreibt<text:note text:id="ftn6" text:note-class="footnote"><text:note-citation>6</text:note-citation><text:note-body><text:p text:style-name="P5">Hubwieser, Peter u.a.: Informatik 4, Ernst Klett Verlag, Stuttgart 2009, S.180ff</text:p></text:note-body></text:note>. Diese werden dann nach Wichtigkeit sortiert dem Entwicklerteam gegeben, diese sortieren dies dann nochmal nach Risiko<text:note text:id="ftn7" text:note-class="footnote"><text:note-citation>7</text:note-citation><text:note-body><text:p text:style-name="P5">Hubwieser, Peter u.a.: Informatik 4, Ernst Klett Verlag, Stuttgart 2009, S.180ff</text:p></text:note-body></text:note>. Außerdem wird eine Aufwandsschätzung gemacht, wenn dies sich im Laufe der Entwicklung als Falsch ergibt kann das Planungsbeispiel flexible geändert werden<text:note text:id="ftn8" text:note-class="footnote"><text:note-citation>8</text:note-citation><text:note-body><text:p text:style-name="P5">Hubwieser, Peter u.a.: Informatik 4, Ernst Klett Verlag, Stuttgart 2009, S.180ff</text:p></text:note-body></text:note>. Während der Entwicklung wird versucht, den Code so schlank wie möglich zu halten. Hierzu wird immer der einfachste Entwurf programmiert, der gerade so noch den Anforderungen entspricht<text:note text:id="ftn9" text:note-class="footnote"><text:note-citation>9</text:note-citation><text:note-body><text:p text:style-name="P5">Hubwieser, Peter u.a.: Informatik 4, Ernst Klett Verlag, Stuttgart 2009, S.180ff</text:p></text:note-body></text:note>, falls nötig wird ein bestehender Entwurf angepasst. Diese Anpassung nennt man <text:span text:style-name="T2">Refactoring</text:span> und die daraus entstehende Entwurfstechnik <text:span text:style-name="T2">Design durch Refactoring, </text:span><text:span text:style-name="T3">nach jedem Refactoring soll die Software voll funktionsfähig sein</text:span><text:span text:style-name="T2"><text:note text:id="ftn10" text:note-class="footnote"><text:note-citation>10</text:note-citation><text:note-body><text:p text:style-name="P5">Hubwieser, Peter u.a.: Informatik 4, Ernst Klett Verlag, Stuttgart 2009, S.180ff</text:p></text:note-body></text:note></text:span><text:span text:style-name="T3">. Um eine Hohe Qualität der Software zu garantieren, werden im Extreme Programming ungewöhnliche Codeteile in sogenannten </text:span><text:span text:style-name="T2">Modultests</text:span><text:span text:style-name="T3"> geprüft. Hierbei werden kleine Code Stücke genommen, um zu testen, ob die Implementierung einer Klasse oder Methode funktionsfähig ist oder ob sie durch das Refactoring einen anderen Teil des Codes „zerbrochen“ haben. Hierzu werden Test-Frameworks, wie z.B. JUnit, benutzt</text:span><text:span text:style-name="T3"><text:note text:id="ftn11" text:note-class="footnote"><text:note-citation>11</text:note-citation><text:note-body><text:p text:style-name="P5">Hubwieser, Peter u.a.: Informatik 4, Ernst Klett Verlag, Stuttgart 2009, S.180ff</text:p></text:note-body></text:note></text:span><text:span text:style-name="T3">. Extreme Programmer gehen aber noch weiter. Sie arbeiten nach dem </text:span><text:span text:style-name="T2">Test-First-Ansatz</text:span><text:span text:style-name="T3">, hierbei werden die Test zu erst erstellt, um das zu erwartende Ergebnis festzulegen</text:span><text:span text:style-name="T3"><text:note text:id="ftn12" text:note-class="footnote"><text:note-citation>12</text:note-citation><text:note-body><text:p text:style-name="P5">Hubwieser, Peter u.a.: Informatik 4, Ernst Klett Verlag, Stuttgart 2009, S.180ff</text:p></text:note-body></text:note></text:span><text:span text:style-name="T3">. Es scheint unmöglich, dass jeder Entwickler immer eine funktionsfähige Version der Software hat, wenn so viele Entwickler an einem Programm arbeiten. Um diese Problem zu lösen setzen Extreme Programmer auf </text:span><text:span text:style-name="T2">Kontinuierliche Integration</text:span><text:span text:style-name="T3">: Ein Versionsverwalter hilft den Entwicklern immer ein neue Version des Programms zu erhalten</text:span><text:span text:style-name="T3"><text:note text:id="ftn13" text:note-class="footnote"><text:note-citation>13</text:note-citation><text:note-body><text:p text:style-name="P5">Hubwieser, Peter u.a.: Informatik 4, Ernst Klett Verlag, Stuttgart 2009, S.180ff</text:p></text:note-body></text:note></text:span><text:span text:style-name="T3">. Um das Zusammenspiel aller Codestücke zu gewährleisten werden die Modultests durch </text:span><text:span text:style-name="T2">Integrationstests</text:span><text:span text:style-name="T3"> erweitert. Hierbei wird das Zusammenspiel mehrere Komponenten und externen Ressourcen getestet</text:span><text:span text:style-name="T3"><text:note text:id="ftn14" text:note-class="footnote"><text:note-citation>14</text:note-citation><text:note-body><text:p text:style-name="P5">Hubwieser, Peter u.a.: Informatik 4, Ernst Klett Verlag, Stuttgart 2009, S.180ff</text:p></text:note-body></text:note></text:span><text:span text:style-name="T3">. Um Denk- oder Implementierungsfehler sofort zu erkennen und zu beheben, arbeiten immer zwei Programmierer zusammen an einem Codestück. Es gibt den Aktiven, der den Code schreibt und den Passiven, der schaut, ob der Aktive nichts falsch macht und ihn, wenn doch auf seinen Fehler hinweist</text:span><text:span text:style-name="T3"><text:note text:id="ftn15" text:note-class="footnote"><text:note-citation>15</text:note-citation><text:note-body><text:p text:style-name="P5">Hubwieser, Peter u.a.: Informatik 4, Ernst Klett Verlag, Stuttgart 2009, S.180ff</text:p></text:note-body></text:note></text:span><text:span text:style-name="T3">. Im Unterricht haben wir einige Teile des Extreme Programming umgesetzt, wie die Anwendung von Storycards und den Test-First-Ansatz. Auch die Entwurfstechnik Design durch Refactoring haben wir in Teilen im Unterricht umgesetzt. </text:span></text:p>
      <text:p text:style-name="P4"/>
      <text:h text:style-name="P22" text:outline-level="1"><text:soft-page-break/>Meine Thema</text:h>
      <text:h text:style-name="P20" text:outline-level="2">Allgemien Informationen </text:h>
      <text:p text:style-name="P3">Mein Thema ist ein Jump&amp;Run Coop Spiel mit dem Title „Zorn&amp;Sanft“, in dem es darum geht<text:change-start text:change-id="ct336277392"/>,<text:change-end text:change-id="ct336277392"/> in Zusammenarbeit mehrere aufeinander folgende Level zu lösen<text:change-start text:change-id="ct336277496"/>,<text:change-end text:change-id="ct336277496"/> die immer Komplexer werden. </text:p>
      <table:table table:name="Tabelle1" table:style-name="Tabelle1">
        <table:table-column table:style-name="Tabelle1.A"/>
        <table:table-column table:style-name="Tabelle1.B"/>
        <table:table-row>
          <table:table-cell table:style-name="Tabelle1.A1" office:value-type="string">
            <text:p text:style-name="P11">Storycard</text:p>
          </table:table-cell>
          <table:table-cell table:style-name="Tabelle1.B1" office:value-type="string">
            <text:p text:style-name="P11">Testsituation</text:p>
          </table:table-cell>
        </table:table-row>
        <table:table-row>
          <table:table-cell table:style-name="Tabelle1.A2" office:value-type="string">
            <text:p text:style-name="P15"><text:span text:style-name="T5">Es gibt zwei verschiedene Spielfiguren die eine </text:span><text:span text:style-name="T4">ist rot(Zorn) und die andere blau(Sanft)</text:span></text:p>
          </table:table-cell>
          <table:table-cell table:style-name="Tabelle1.B2" office:value-type="string">
            <text:p text:style-name="P17"><text:span text:style-name="T10">Die beiden Figuren sind in der </text:span>Welt vorhanden </text:p>
            <text:p text:style-name="P12"/>
          </table:table-cell>
        </table:table-row>
        <table:table-row>
          <table:table-cell table:style-name="Tabelle1.A2" office:value-type="string">
            <text:p text:style-name="P15"><text:span text:style-name="T5">Die Figuren können sich auf Plattformen </text:span><text:span text:style-name="T4">bewegen.</text:span></text:p>
          </table:table-cell>
          <table:table-cell table:style-name="Tabelle1.B2" office:value-type="string">
            <text:p text:style-name="P16"><text:span text:style-name="T7">Zorn und Sanft können sich nur </text:span><text:span text:style-name="T6">auf den Plattformen bewegen</text:span></text:p>
          </table:table-cell>
        </table:table-row>
        <table:table-row>
          <table:table-cell table:style-name="Tabelle1.A2" office:value-type="string">
            <text:p text:style-name="P18"><text:span text:style-name="T7">Die zwei Figuren sollen getrennt von einander </text:span><text:span text:style-name="T6">gesteuert werden könne </text:span></text:p>
          </table:table-cell>
          <table:table-cell table:style-name="Tabelle1.B2" office:value-type="string">
            <text:p text:style-name="P19"><text:span text:style-name="T10">Die Figuren können einzeln von </text:span>einander getrennt gesteuert werden</text:p>
            <text:p text:style-name="P11"/>
          </table:table-cell>
        </table:table-row>
        <table:table-row>
          <table:table-cell table:style-name="Tabelle1.A2" office:value-type="string">
            <text:p text:style-name="P15"><text:span text:style-name="T5">Es gibt Spielpunkte die von beide Spielfiguren </text:span><text:span text:style-name="T4">aufgenommen werden können</text:span></text:p>
          </table:table-cell>
          <table:table-cell table:style-name="Tabelle1.B2" office:value-type="string">
            <text:p text:style-name="P16"><text:span text:style-name="T7">Die Punkte sind in der Welt </text:span><text:span text:style-name="T6">vorhanden und können von beiden Spielern aufgenommen werden</text:span></text:p>
          </table:table-cell>
        </table:table-row>
        <table:table-row table:style-name="Tabelle1.6">
          <table:table-cell table:style-name="Tabelle1.A2" office:value-type="string">
            <text:p text:style-name="P15"><text:span text:style-name="T5">Es soll verschiedene Spielpunkte für die </text:span><text:span text:style-name="T4">Figuren geben, die auch nur von der eine Figur aufgenommen werden können</text:span></text:p>
          </table:table-cell>
          <table:table-cell table:style-name="Tabelle1.B2" office:value-type="string">
            <text:p text:style-name="P16"><text:span text:style-name="T7">Jede Figur kann nur die für sie </text:span><text:span text:style-name="T6">bestimmten Spielpunkte aufnehmen und bekommt dafür Punkte</text:span></text:p>
          </table:table-cell>
        </table:table-row>
        <table:table-row>
          <table:table-cell table:style-name="Tabelle1.A2" office:value-type="string">
            <text:p text:style-name="P16"><text:span text:style-name="T7">Es gibt Hindernisse die nur von einer der </text:span><text:span text:style-name="T6">beiden Figuren überquert werden können</text:span></text:p>
          </table:table-cell>
          <table:table-cell table:style-name="Tabelle1.B2" office:value-type="string">
            <text:p text:style-name="P16"><text:span text:style-name="T7">Die eine Figur kann das Hindernis </text:span><text:span text:style-name="T6">überqueren die andere nicht</text:span></text:p>
          </table:table-cell>
        </table:table-row>
        <table:table-row>
          <table:table-cell table:style-name="Tabelle1.A2" office:value-type="string">
            <text:p text:style-name="P16"><text:span text:style-name="T7">Das Spielt endet wenn eine Figur ein Hindernis </text:span><text:span text:style-name="T6">berührt das sie nicht überqueren kann</text:span></text:p>
          </table:table-cell>
          <table:table-cell table:style-name="Tabelle1.B2" office:value-type="string">
            <text:p text:style-name="P15"><text:span text:style-name="T5">Das Spiel endet wenn Zorn ein </text:span><text:span text:style-name="T4">Hindernis von Sanft berührt oder anders herum. </text:span></text:p>
          </table:table-cell>
        </table:table-row>
        <table:table-row>
          <table:table-cell table:style-name="Tabelle1.A2" office:value-type="string">
            <text:p text:style-name="P16"><text:span text:style-name="T7">Es gibt zwei Farblich gekennzeichnete Tore in </text:span><text:span text:style-name="T6">der Welt wenn beide Spielfiguren vor dem für sie bestimmten Tor stehen ist das Spiel gewonnen, es endet nicht wenn nur eine von beiden Figuren vor ihrem Tor steht</text:span></text:p>
          </table:table-cell>
          <table:table-cell table:style-name="Tabelle1.B2" office:value-type="string">
            <text:p text:style-name="P15"><text:span text:style-name="T5">Das Spiel endet wenn beide </text:span><text:span text:style-name="T4">Figuren vor ihren Toren stehen</text:span></text:p>
          </table:table-cell>
        </table:table-row>
        <table:table-row>
          <table:table-cell table:style-name="Tabelle1.A2" office:value-type="string">
            <text:p text:style-name="P16"><text:span text:style-name="T7">Es gibt mehrere Level die direkt nach dem </text:span><text:span text:style-name="T6">Gewinnen des vorherigen anfangen und die von mal zu mal schwerer zu lösen werden.</text:span></text:p>
          </table:table-cell>
          <table:table-cell table:style-name="Tabelle1.B2" office:value-type="string">
            <text:p text:style-name="P16"><text:span text:style-name="T7">Das nächste Level beginnt erst </text:span><text:span text:style-name="T6">nach dem Gewinnen des vorherigen.</text:span></text:p>
          </table:table-cell>
        </table:table-row>
      </table:table>
      <text:p text:style-name="P3"><text:s/>Das Spiel ist zu vergleichen mit dem Spiel Feuer und Wasser auf der Online Spieleseite spielaffe.de von welchem es vier Teile gibt:</text:p>
      <text:h text:style-name="P20" text:outline-level="2"><text:soft-page-break/>Verortung in der Literatur </text:h>
      <text:p text:style-name="Text_20_body"><text:span text:style-name="T8">Man kann das Programm als Spiel einordnen, da es unnötige Hindernisse gibt, die zur Selbstmotivation beitragen</text:span><text:span text:style-name="T8"><text:note text:id="ftn16" text:note-class="footnote"><text:note-citation>16</text:note-citation><text:note-body><text:p text:style-name="P5"><text:s/>McGonigal, Jane: Besser als die Wirklichkeit, Wilhelm Heyne Verlag, München 2012, S.448ff</text:p></text:note-body></text:note></text:span><text:span text:style-name="T8">. Auch soll das Programm die Kreativität der Spieler fördern, da es nicht nur einen Weg gib, das Level zu lösen</text:span><text:span text:style-name="T8"><text:note text:id="ftn17" text:note-class="footnote"><text:note-citation>17</text:note-citation><text:note-body><text:p text:style-name="P5"><text:s/>McGonigal, Jane: Besser als die Wirklichkeit, Wilhelm Heyne Verlag, München 2012, S.448ff</text:p></text:note-body></text:note></text:span><text:span text:style-name="T8">. Zorn&amp;Sanft hat ein klares Ziel, nämlich so viele Punkte wie möglich einzusammeln und die Tore zu erreichen, um in das nächste Level zu kommen, was nach Jane McGonigal ein wichtiges Merkmal eines Spieles ist</text:span><text:span text:style-name="T8"><text:note text:id="ftn18" text:note-class="footnote"><text:note-citation>18</text:note-citation><text:note-body><text:p text:style-name="P5"><text:s/>McGonigal, Jane: Besser als die Wirklichkeit, Wilhelm Heyne Verlag, München 2012, S.448ff</text:p></text:note-body></text:note></text:span><text:span text:style-name="T8">. Auch sagt McGonigal, dass es das Resultat eines Spieles sein soll, die sozialen Bindungen zu stärken</text:span><text:span text:style-name="T8"><text:note text:id="ftn19" text:note-class="footnote"><text:note-citation>19</text:note-citation><text:note-body><text:p text:style-name="P5"><text:s/>McGonigal, Jane: Besser als die Wirklichkeit, Wilhelm Heyne Verlag, München 2012, S.448ff</text:p></text:note-body></text:note></text:span><text:span text:style-name="T8">, was in <text:s/>„Zorn&amp;Sanft“ dadurch entsteht, das man die Level nur in Zusammenarbeit lösen kann. Wobei auch die Einzelhandlungen mit der Zeit immer bedeutungsvoller werden,wodurch nach McGonigal ein Spiel definiert wird</text:span><text:span text:style-name="T8"><text:note text:id="ftn20" text:note-class="footnote"><text:note-citation>20</text:note-citation><text:note-body><text:p text:style-name="P5"><text:s/>McGonigal, Jane: Besser als die Wirklichkeit, Wilhelm Heyne Verlag, München 2012, S.448ff</text:p></text:note-body></text:note></text:span><text:span text:style-name="T8">. Sie sagt weiter, dass Belohnungen wie Punkte wichtig sind, um schwerer Momente zu meistern</text:span><text:span text:style-name="T8"><text:note text:id="ftn21" text:note-class="footnote"><text:note-citation>21</text:note-citation><text:note-body><text:p text:style-name="P5"><text:s/>McGonigal, Jane: Besser als die Wirklichkeit, Wilhelm Heyne Verlag, München 2012, S.448ff</text:p></text:note-body></text:note></text:span><text:span text:style-name="T8">. Diese sind in meinem Programm einmal durch allgemeine Punkte und Figurspezifische Punkte vertreten. Außerdem fördert „Zorn&amp;Sanft“ die langfristige Planung auch im realen Leben, da man ein Level nicht ohne eine gute Planung meistern kann</text:span><text:span text:style-name="T8"><text:note text:id="ftn22" text:note-class="footnote"><text:note-citation>22</text:note-citation><text:note-body><text:p text:style-name="P5"><text:s/>McGonigal, Jane: Besser als die Wirklichkeit, Wilhelm Heyne Verlag, München 2012, S.448ff</text:p></text:note-body></text:note></text:span><text:span text:style-name="T8">. All dies macht „Zorn&amp;Sanft“, nach Jane McGonigal, zu einem Spiel.</text:span></text:p>
      <text:h text:style-name="Heading_20_1" text:outline-level="1"><text:span text:style-name="T9">Zeitplan <text:s/></text:span><text:span text:style-name="T8"><text:s text:c="2"/></text:span></text:h>
      <table:table table:name="Tabelle2" table:style-name="Tabelle2">
        <table:table-column table:style-name="Tabelle2.A"/>
        <table:table-column table:style-name="Tabelle2.B"/>
        <table:table-row>
          <table:table-cell table:style-name="Tabelle2.A1" office:value-type="string">
            <text:p text:style-name="P13">Zeitraum</text:p>
          </table:table-cell>
          <table:table-cell table:style-name="Tabelle2.B1" office:value-type="string">
            <text:p text:style-name="P11">Voraussichtlicher Fortschritt</text:p>
          </table:table-cell>
        </table:table-row>
        <table:table-row>
          <table:table-cell table:style-name="Tabelle2.A2" office:value-type="string">
            <text:p text:style-name="P14">01.03.2016-</text:p>
            <text:p text:style-name="P14">01.04.2016</text:p>
          </table:table-cell>
          <table:table-cell table:style-name="Tabelle2.B2" office:value-type="string">
            <text:p text:style-name="P11">Erstellen des Exposès</text:p>
            <text:p text:style-name="P11">01.04.2016 Abgabe des Exposès</text:p>
          </table:table-cell>
        </table:table-row>
        <table:table-row>
          <table:table-cell table:style-name="Tabelle2.A2" office:value-type="string">
            <text:p text:style-name="P14">Ab April 2016</text:p>
          </table:table-cell>
          <table:table-cell table:style-name="Tabelle2.B2" office:value-type="string">
            <text:p text:style-name="P11">Entwicklung der Software </text:p>
          </table:table-cell>
        </table:table-row>
        <table:table-row>
          <table:table-cell table:style-name="Tabelle2.A2" office:value-type="string">
            <text:p text:style-name="P14">Bis Juni 2016</text:p>
          </table:table-cell>
          <table:table-cell table:style-name="Tabelle2.B2" office:value-type="string">
            <text:p text:style-name="P11">Besprechung mit dem Kursleiter</text:p>
            <text:p text:style-name="P11">Festlegung der Storycards</text:p>
          </table:table-cell>
        </table:table-row>
        <table:table-row>
          <table:table-cell table:style-name="Tabelle2.A2" office:value-type="string">
            <text:p text:style-name="P14">Ab Juni 2016</text:p>
          </table:table-cell>
          <table:table-cell table:style-name="Tabelle2.B2" office:value-type="string">
            <text:p text:style-name="P11">Erstellen der Klassen un dSequenzdiagramme</text:p>
            <text:p text:style-name="P11">Sammeln der Literatur, bezüglich Java Spielen </text:p>
          </table:table-cell>
        </table:table-row>
        <table:table-row>
          <table:table-cell table:style-name="Tabelle2.A2" office:value-type="string">
            <text:p text:style-name="P14">Ab August 2016</text:p>
          </table:table-cell>
          <table:table-cell table:style-name="Tabelle2.B2" office:value-type="string">
            <text:p text:style-name="P11">Rohfassung des Textes</text:p>
          </table:table-cell>
        </table:table-row>
        <table:table-row>
          <table:table-cell table:style-name="Tabelle2.A2" office:value-type="string">
            <text:p text:style-name="P14">Ab September 2016</text:p>
          </table:table-cell>
          <table:table-cell table:style-name="Tabelle2.B2" office:value-type="string">
            <text:p text:style-name="P11">Erstellen der Seminararbeit </text:p>
          </table:table-cell>
        </table:table-row>
        <table:table-row>
          <table:table-cell table:style-name="Tabelle2.A8" office:value-type="date" office:date-value="2016-10-30">
            <text:p text:style-name="P14">30.10.16</text:p>
          </table:table-cell>
          <table:table-cell table:style-name="Tabelle2.B2" office:value-type="string">
            <text:p text:style-name="P11">Fertigstellen der Seminararbeit </text:p>
          </table:table-cell>
        </table:table-row>
        <table:table-row>
          <table:table-cell table:style-name="Tabelle2.A8" office:value-type="date" office:date-value="2016-11-07">
            <text:p text:style-name="P14">07.11.16</text:p>
          </table:table-cell>
          <table:table-cell table:style-name="Tabelle2.B2" office:value-type="string">
            <text:p text:style-name="P11">Abgabe der Seminararbeit </text:p>
          </table:table-cell>
        </table:table-row>
        <table:table-row>
          <table:table-cell table:style-name="Tabelle2.A2" office:value-type="string">
            <text:p text:style-name="P14">Dez. 16 – Jan 17</text:p>
          </table:table-cell>
          <table:table-cell table:style-name="Tabelle2.B2" office:value-type="string">
            <text:p text:style-name="P11">Abschlusspräsentation</text:p>
          </table:table-cell>
        </table:table-row>
      </table:table>
      <text:p text:style-name="P3"><text:change-start text:change-id="ct336279784"/></text:p>
      <text:p text:style-name="P3">Quellen fehlen hier<text:change-end text:change-id="ct336279784"/><text:change-start text:change-id="ct336278536"/>! Sind aber in den Fußnoten<text:change-end text:change-id="ct336278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1213"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121314"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12131415"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1213141516"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el1234567891011121314151617"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size="12pt" style:font-size-asian="12pt" style:font-size-complex="12p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eta:initial-creator>
    <meta:creation-date>2016-04-01T10:29:28.18</meta:creation-date>
    <dc:date>2016-04-05T16:00:16.20</dc:date>
    <meta:editing-duration>PT2H10M34S</meta:editing-duration>
    <meta:editing-cycles>6</meta:editing-cycles>
    <meta:generator>OpenOffice/4.1.2$Win32 OpenOffice.org_project/412m3$Build-9782</meta:generator>
    <meta:document-statistic meta:table-count="2" meta:image-count="0" meta:object-count="0" meta:page-count="4" meta:paragraph-count="89" meta:word-count="1285" meta:character-count="8696"/>
  </office:meta>
</office:document-meta>
</file>